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officeooo:rsid="000d328a" officeooo:paragraph-rsid="003003a8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32a041" officeooo:paragraph-rsid="0032a041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32a712" officeooo:paragraph-rsid="0032a712"/>
    </style:style>
    <style:style style:name="P4" style:family="paragraph" style:parent-style-name="Text_20_body">
      <style:paragraph-properties fo:text-align="center" style:justify-single-word="false"/>
      <style:text-properties officeooo:paragraph-rsid="001480db"/>
    </style:style>
    <style:style style:name="P5" style:family="paragraph" style:parent-style-name="Text_20_body">
      <style:paragraph-properties fo:text-align="start" style:justify-single-word="false"/>
      <style:text-properties officeooo:rsid="001753aa" officeooo:paragraph-rsid="001753aa"/>
    </style:style>
    <style:style style:name="P6" style:family="paragraph" style:parent-style-name="Text_20_body">
      <style:paragraph-properties fo:text-align="start" style:justify-single-word="false"/>
      <style:text-properties style:text-underline-style="none" officeooo:rsid="001753aa" officeooo:paragraph-rsid="00181484"/>
    </style:style>
    <style:style style:name="P7" style:family="paragraph" style:parent-style-name="Text_20_body">
      <style:paragraph-properties fo:text-align="start" style:justify-single-word="false"/>
      <style:text-properties style:text-underline-style="none" officeooo:rsid="0018d199" officeooo:paragraph-rsid="0018d199"/>
    </style:style>
    <style:style style:name="P8" style:family="paragraph" style:parent-style-name="Text_20_body">
      <style:paragraph-properties fo:text-align="start" style:justify-single-word="false"/>
      <style:text-properties style:text-underline-style="none" officeooo:rsid="001c8c69" officeooo:paragraph-rsid="001c8c69"/>
    </style:style>
    <style:style style:name="P9" style:family="paragraph" style:parent-style-name="Text_20_body">
      <style:paragraph-properties fo:text-align="start" style:justify-single-word="false"/>
      <style:text-properties style:text-underline-style="none" officeooo:rsid="001c8c69" officeooo:paragraph-rsid="001cba71"/>
    </style:style>
    <style:style style:name="P10" style:family="paragraph" style:parent-style-name="Text_20_body">
      <style:paragraph-properties fo:text-align="start" style:justify-single-word="false"/>
      <style:text-properties style:text-underline-style="none" officeooo:rsid="001c8c69" officeooo:paragraph-rsid="001fbcc3"/>
    </style:style>
    <style:style style:name="P11" style:family="paragraph" style:parent-style-name="Text_20_body">
      <style:paragraph-properties fo:text-align="start" style:justify-single-word="false"/>
      <style:text-properties style:text-underline-style="none" officeooo:rsid="0025a244" officeooo:paragraph-rsid="0025a244"/>
    </style:style>
    <style:style style:name="P12" style:family="paragraph" style:parent-style-name="Text_20_body">
      <style:paragraph-properties fo:text-align="start" style:justify-single-word="false"/>
      <style:text-properties style:text-underline-style="none" officeooo:rsid="00277b0e" officeooo:paragraph-rsid="00277b0e"/>
    </style:style>
    <style:style style:name="P13" style:family="paragraph" style:parent-style-name="Text_20_body">
      <style:paragraph-properties fo:text-align="start" style:justify-single-word="false"/>
      <style:text-properties style:text-underline-style="none" officeooo:rsid="002960a7" officeooo:paragraph-rsid="002960a7"/>
    </style:style>
    <style:style style:name="P14" style:family="paragraph" style:parent-style-name="Text_20_body">
      <style:paragraph-properties fo:text-align="start" style:justify-single-word="false"/>
      <style:text-properties style:text-underline-style="none" officeooo:rsid="002960a7" officeooo:paragraph-rsid="0029c28a"/>
    </style:style>
    <style:style style:name="P15" style:family="paragraph" style:parent-style-name="Text_20_body">
      <style:paragraph-properties fo:text-align="start" style:justify-single-word="false"/>
      <style:text-properties style:text-underline-style="none" officeooo:rsid="002ab9e3" officeooo:paragraph-rsid="002ab9e3"/>
    </style:style>
    <style:style style:name="P16" style:family="paragraph" style:parent-style-name="Text_20_body">
      <style:paragraph-properties fo:text-align="start" style:justify-single-word="false"/>
      <style:text-properties style:text-underline-style="none" officeooo:rsid="002cc0d7" officeooo:paragraph-rsid="002cc0d7"/>
    </style:style>
    <style:style style:name="P17" style:family="paragraph" style:parent-style-name="Text_20_body">
      <style:paragraph-properties fo:text-align="start" style:justify-single-word="false"/>
      <style:text-properties style:text-underline-style="none" officeooo:rsid="002cc0d7" officeooo:paragraph-rsid="002e61b8"/>
    </style:style>
    <style:style style:name="P18" style:family="paragraph" style:parent-style-name="Text_20_body">
      <style:paragraph-properties fo:text-align="start" style:justify-single-word="false"/>
      <style:text-properties style:text-underline-style="none" officeooo:rsid="002e61b8" officeooo:paragraph-rsid="002e61b8"/>
    </style:style>
    <style:style style:name="T1" style:family="text">
      <style:text-properties officeooo:rsid="00181484"/>
    </style:style>
    <style:style style:name="T2" style:family="text">
      <style:text-properties officeooo:rsid="001a0c32"/>
    </style:style>
    <style:style style:name="T3" style:family="text">
      <style:text-properties officeooo:rsid="000f18c4"/>
    </style:style>
    <style:style style:name="T4" style:family="text">
      <style:text-properties officeooo:rsid="001d330d"/>
    </style:style>
    <style:style style:name="T5" style:family="text">
      <style:text-properties officeooo:rsid="001e832a"/>
    </style:style>
    <style:style style:name="T6" style:family="text">
      <style:text-properties officeooo:rsid="0026af3f"/>
    </style:style>
    <style:style style:name="T7" style:family="text">
      <style:text-properties officeooo:rsid="002e61b8"/>
    </style:style>
    <style:style style:name="T8" style:family="text">
      <style:text-properties officeooo:rsid="0030ecea"/>
    </style:style>
    <style:style style:name="T9" style:family="text">
      <style:text-properties officeooo:rsid="0031cf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>Install Oracle 10g XE in 64-bit Ubuntu</text:span></text:p>
      <text:p text:style-name="P5">Step 1 : First of all we need to be sure that we have installed the 32 bits libraries.Open the terminal and run the following command</text:p>
      <text:p text:style-name="P6"><text:tab/>-<text:span text:style-name="T1">&gt; sudo apt-get install libc6-i386</text:span></text:p>
      <text:p text:style-name="P7">Step 2 : <text:span text:style-name="T2">Open terminal and move to the installation path of Oracle Database and Libaio</text:span></text:p>
      <text:p text:style-name="P8">Step 3 : Execute Following command</text:p>
      <text:p text:style-name="P9"><text:span text:style-name="T4"><text:tab/>1. -&gt; sudo </text:span>dpkg -i --force-architecture libaio_0.3.104-1_i386.deb<text:line-break/> <text:tab/><text:span text:style-name="T4">2. -&gt; sudo </text:span>dpkg -i --force-architecture <text:span text:style-name="T3">oracle-xe_10.2.0.1-1.0_i386.deb</text:span></text:p>
      <text:p text:style-name="P10"><text:tab/><text:span text:style-name="T5">(If the Above command fail to exectue then double click on the oracle-xe_10.2.0.1-1.0_i386.deb file it will direct you to ubuntu software center and it will force you to repair the last executed command failure, repair it and then double click on oracle-xe_10.2.0.1-1.0_i386.deb again and click on install it will install extra packages in the system and then again execute the last command. It will execute sucessfully.)</text:span></text:p>
      <text:p text:style-name="P11">Step 4 : <text:s/>When the installation is ready. We need to configure it <text:span text:style-name="T6">so execute the command</text:span></text:p>
      <text:p text:style-name="P11"><text:tab/>sudo /etc/init.d/oracle-xe configure</text:p>
      <text:p text:style-name="P12">Step 5 : Configuration</text:p>
      <text:p text:style-name="P12"><text:tab/>Http port : 8080</text:p>
      <text:p text:style-name="P12"><text:tab/>Database port : 1521</text:p>
      <text:p text:style-name="P12"><text:tab/>password : admin123 ( or any of your choice it is recommanded to keep it alphanumeric. No special character should be used)</text:p>
      <text:p text:style-name="P13">Step 6 : Now We Need to Set Environment Variable for Oracle, So execute the following command</text:p>
      <text:p text:style-name="P14"><text:tab/>sudo gedit ~/.bashrc</text:p>
      <text:p text:style-name="P15">Step 7 : It will open a file and append the lines at last and save it and restart the system</text:p>
      <text:p text:style-name="P15"><text:tab/>ORACLE_HOME=/usr/lib/oracle/xe/app/oracle/product/10.2.0/server<text:line-break/><text:tab/>PATH=$PATH:$ORACLE_HOME/bin<text:line-break/><text:tab/>export ORACLE_HOME<text:line-break/><text:tab/>export ORACLE_SID=XE<text:line-break/><text:tab/>export PATH</text:p>
      <text:p text:style-name="P16">Step 8 : Open terminal and execute the following commands</text:p>
      <text:p text:style-name="P17"><text:tab/><text:span text:style-name="T7">sqlplus sys/admin123@XE as sysdba (admin123 is password of oracle database)</text:span></text:p>
      <text:p text:style-name="P18"><text:tab/>SQL&gt; show parameter session</text:p>
      <text:p text:style-name="P18"><text:tab/>SQL&gt; show parameter processes</text:p>
      <text:p text:style-name="P18"><text:tab/>SQL&gt; alter system reset sessions scope=spfile sid='*';</text:p>
      <text:p text:style-name="P18"><text:tab/>SQL&gt; alter system set processes=300 scope=spfile;</text:p>
      <text:p text:style-name="P18"><text:soft-page-break/><text:tab/>SQL&gt; shutdown immediate</text:p>
      <text:p text:style-name="P18"><text:tab/>SQL&gt; startup</text:p>
      <text:p text:style-name="P18"><text:tab/>SQL&gt; show parameter session</text:p>
      <text:p text:style-name="P18"><text:tab/>SQL&gt; show parameter processes</text:p>
      <text:p text:style-name="P1"><text:span text:style-name="T8">Step 9 : </text:span>To access the Database Home Page go to "http://127.0.0.1:8080/apex" </text:p>
      <text:p text:style-name="P1"><text:tab/><text:span text:style-name="T9">username : system</text:span></text:p>
      <text:p text:style-name="P1"><text:tab/><text:span text:style-name="T9">password : admin123</text:span></text:p>
      <text:p text:style-name="P2"/>
      <text:p text:style-name="P2">The Database is now ready its time to move towards next file</text:p>
      <text:p text:style-name="P3">Install Weblogic 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0:57:45.381501842</meta:creation-date>
    <dc:date>2016-07-19T11:38:58.244343033</dc:date>
    <meta:editing-duration>PT40M5S</meta:editing-duration>
    <meta:editing-cycles>31</meta:editing-cycles>
    <meta:generator>LibreOffice/4.2.7.2$Linux_X86_64 LibreOffice_project/420m0$Build-2</meta:generator>
    <meta:document-statistic meta:table-count="0" meta:image-count="0" meta:object-count="0" meta:page-count="2" meta:paragraph-count="32" meta:word-count="332" meta:character-count="2148" meta:non-whitespace-character-count="1814"/>
  </office:meta>
</office:document-meta>
</file>